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e6e6e6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draw:marker-start-width="0.275cm" draw:marker-end-width="0.275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  <style:text-properties fo:font-family="'DejaVu Sans Condensed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text-properties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DejaVu Sans Condensed'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family="'DejaVu Sans Condensed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DejaVu Sans Condensed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6.7cm" svg:x="15.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cm" svg:height="8.6cm" svg:x="0.8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cm" svg:height="1.2cm" svg:x="6.8cm" svg:y="22.5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7.999cm" svg:y="2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9.2cm" svg:y="22.5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6.8cm" svg:y="23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1.2cm" svg:x="7.999cm" svg:y="2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9.2cm" svg:y="23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6.8cm" svg:y="24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7.999cm" svg:y="2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9.2cm" svg:y="24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8cm" svg:height="2.319cm" svg:x="1cm" svg:y="23.729cm">
          <draw:text-box>
            <text:p text:style-name="P1"><text:span text:style-name="T1">Map (landscape)</text:span><text:span text:style-name="T1"><text:line-break/></text:span><text:span text:style-name="T2">permanent during time</text:span><text:span text:style-name="T3">, contains territory type and resources</text:span></text:p>
          </draw:text-box>
        </draw:frame>
        <draw:custom-shape draw:style-name="gr2" draw:text-style-name="P1" draw:layer="layout" svg:width="1.2cm" svg:height="1.2cm" svg:x="6.8cm" svg:y="1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7.999cm" svg:y="17.1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9.2cm" svg:y="1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6.8cm" svg:y="1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1.2cm" svg:x="7.999cm" svg:y="18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9.2cm" svg:y="1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6.8cm" svg:y="1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7.999cm" svg:y="19.5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9.2cm" svg:y="19.6cm">
          <text:p/>
          <draw:enhanced-geometry svg:viewBox="0 0 21600 21600" draw:type="rectangle" draw:enhanced-path="M 0 0 L 21600 0 21600 21600 0 21600 0 0 Z N"/>
        </draw:custom-shape>
        <draw:line draw:style-name="Two_20_Arrow" draw:layer="layout" svg:x1="8.6cm" svg:y1="24.4cm" svg:x2="8.6cm" svg:y2="19.1cm">
          <text:p/>
        </draw:line>
        <draw:frame draw:style-name="gr4" draw:text-style-name="P2" draw:layer="layout" svg:width="5.8cm" svg:height="1.823cm" svg:x="1cm" svg:y="18.977cm">
          <draw:text-box>
            <text:p text:style-name="P1"><text:span text:style-name="T1">Map (copy)</text:span><text:span text:style-name="T1"><text:line-break/></text:span><text:span text:style-name="T3">contains pointers to cities, units and etc.</text:span></text:p>
          </draw:text-box>
        </draw:frame>
        <draw:line draw:style-name="Two_20_Arrow" draw:layer="layout" svg:x1="8.2cm" svg:y1="18.7cm" svg:x2="3.6cm" svg:y2="14.6cm">
          <text:p/>
        </draw:line>
        <draw:line draw:style-name="Two_20_Arrow" draw:layer="layout" svg:x1="8.6cm" svg:y1="18.7cm" svg:x2="7.8cm" svg:y2="14.6cm">
          <text:p/>
        </draw:line>
        <draw:custom-shape draw:style-name="gr5" draw:text-style-name="P4" draw:layer="layout" svg:width="4cm" svg:height="1.4cm" svg:x="1.7cm" svg:y="13.2cm">
          <text:p text:style-name="P3"><text:span text:style-name="T3">C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1.4cm" svg:x="5.899cm" svg:y="13.199cm">
          <text:p text:style-name="P3"><text:span text:style-name="T3">Uni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1.4cm" svg:x="9.998cm" svg:y="13.198cm">
          <text:p text:style-name="P3"><text:span text:style-name="T3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Two_20_Arrow" draw:layer="layout" svg:x1="8.9cm" svg:y1="18.7cm" svg:x2="12cm" svg:y2="14.6cm">
          <text:p/>
        </draw:line>
        <draw:line draw:style-name="standard" draw:layer="layout" svg:x1="3.7cm" svg:y1="13.2cm" svg:x2="5.3cm" svg:y2="10.9cm">
          <text:p/>
        </draw:line>
        <draw:custom-shape draw:style-name="gr5" draw:text-style-name="P4" xml:id="id1" draw:id="id1" draw:layer="layout" svg:width="4cm" svg:height="1.4cm" svg:x="4.3cm" svg:y="9.5cm">
          <text:p text:style-name="P3"><text:span text:style-name="T3">Play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standard" draw:layer="layout" svg:x1="7.899cm" svg:y1="13.199cm" svg:x2="6.3cm" svg:y2="10.9cm">
          <text:p/>
        </draw:line>
        <draw:custom-shape draw:style-name="gr5" draw:text-style-name="P4" draw:layer="layout" svg:width="4cm" svg:height="1.4cm" svg:x="1.2cm" svg:y="6.8cm">
          <text:p text:style-name="P3"><text:span text:style-name="T3">Play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1.4cm" svg:x="4.3cm" svg:y="4.1cm">
          <text:p text:style-name="P3"><text:span text:style-name="T3">Play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1.4cm" svg:x="7.4cm" svg:y="6.8cm">
          <text:p text:style-name="P3"><text:span text:style-name="T3">Play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standard" draw:layer="layout" svg:x1="7.3cm" svg:y1="9.5cm" svg:x2="8.4cm" svg:y2="8.2cm">
          <text:p/>
        </draw:line>
        <draw:line draw:style-name="standard" draw:layer="layout" svg:x1="4.2cm" svg:y1="8.2cm" svg:x2="5.3cm" svg:y2="9.5cm">
          <text:p/>
        </draw:line>
        <draw:line draw:style-name="standard" draw:layer="layout" svg:x1="8.4cm" svg:y1="6.8cm" svg:x2="7.3cm" svg:y2="5.5cm">
          <text:p/>
        </draw:line>
        <draw:line draw:style-name="standard" draw:layer="layout" svg:x1="5.299cm" svg:y1="5.499cm" svg:x2="4.199cm" svg:y2="6.799cm">
          <text:p/>
        </draw:line>
        <draw:frame draw:style-name="gr6" draw:text-style-name="P6" draw:layer="layout" svg:width="6.1cm" svg:height="0.9cm" svg:x="0.8cm" svg:y="2.9cm">
          <draw:text-box>
            <text:p text:style-name="P5"><text:span text:style-name="T4">Players circular list</text:span></text:p>
          </draw:text-box>
        </draw:frame>
        <draw:connector draw:style-name="standard" draw:layer="layout" svg:x1="8.3cm" svg:y1="10.2cm" svg:x2="16.2cm" svg:y2="8.45cm" draw:start-shape="id1" draw:start-glue-point="1" draw:end-shape="id2" svg:d="m8300 10200h3801v-1750h4099">
          <text:p/>
        </draw:connector>
        <draw:custom-shape draw:style-name="gr5" draw:text-style-name="P4" xml:id="id2" draw:id="id2" draw:layer="layout" svg:width="4.3cm" svg:height="0.9cm" svg:x="16.2cm" svg:y="8cm">
          <text:p text:style-name="P3"><text:span text:style-name="T3">Gold coun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4.301cm" svg:height="0.9cm" svg:x="16.199cm" svg:y="9.099cm">
          <text:p text:style-name="P3"><text:span text:style-name="T3">Citi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4.302cm" svg:height="0.9cm" svg:x="16.198cm" svg:y="10.198cm">
          <text:p text:style-name="P3"><text:span text:style-name="T3">Unit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4.302cm" svg:height="0.9cm" svg:x="16.198cm" svg:y="11.298cm">
          <text:p text:style-name="P3"><text:span text:style-name="T3">Known technologi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layout" svg:x1="8.3cm" svg:y1="10.2cm" svg:x2="16.199cm" svg:y2="9.549cm" draw:start-shape="id1" draw:start-glue-point="1" draw:end-shape="id3" draw:end-glue-point="3" svg:d="m8300 10200h3800v-651h4099">
          <text:p/>
        </draw:connector>
        <draw:connector draw:style-name="standard" draw:layer="layout" svg:x1="8.3cm" svg:y1="10.2cm" svg:x2="16.198cm" svg:y2="10.648cm" draw:start-shape="id1" draw:start-glue-point="1" draw:end-shape="id4" draw:end-glue-point="3" svg:d="m8300 10200h3800v448h4098">
          <text:p/>
        </draw:connector>
        <draw:connector draw:style-name="standard" draw:layer="layout" svg:x1="8.3cm" svg:y1="10.2cm" svg:x2="16.198cm" svg:y2="11.748cm" draw:start-shape="id1" draw:start-glue-point="1" draw:end-shape="id5" draw:end-glue-point="3" svg:d="m8300 10200h3800v1548h4098">
          <text:p/>
        </draw:connector>
        <draw:custom-shape draw:style-name="gr5" draw:text-style-name="P4" xml:id="id6" draw:id="id6" draw:layer="layout" svg:width="4.3cm" svg:height="0.9cm" svg:x="16.199cm" svg:y="6.899cm">
          <text:p text:style-name="P3"><text:span text:style-name="T3">Player nam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layout" svg:x1="8.3cm" svg:y1="10.2cm" svg:x2="16.199cm" svg:y2="7.349cm" draw:start-shape="id1" draw:start-glue-point="1" draw:end-shape="id6" draw:end-glue-point="3" svg:d="m8300 10200h3800v-2851h4099">
          <text:p/>
        </draw:connector>
        <draw:frame draw:style-name="gr6" draw:text-style-name="P6" draw:layer="layout" svg:width="3.5cm" svg:height="0.9cm" svg:x="15.6cm" svg:y="5.8cm">
          <draw:text-box>
            <text:p text:style-name="P5"><text:span text:style-name="T4">Player inf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="Arrow_20_concave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_20_concave" draw:marker-start-width="0.5cm" draw:marker-start-center="true" draw:marker-end-width="0.3cm" draw:fill-gradient-name="Gradient_20_7" draw:fill-hatch-name="Hatching_20_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Arrow" style:display-name="Two Arrow" style:family="graphic" style:parent-style-name="standard">
      <style:graphic-properties draw:marker-start="Arrow_20_concav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gulov Kirill</meta:initial-creator>
    <meta:creation-date>2012-04-11T19:31:58</meta:creation-date>
    <meta:generator>LibreOffice/3.5$Linux_x86 LibreOffice_project/dc9775d-05ecbee-0851ad3-1586698-727bf66</meta:generator>
    <dc:date>2012-04-11T20:36:09</dc:date>
    <dc:creator>Mingulov Kirill</dc:creator>
    <meta:editing-duration>PT36M36S</meta:editing-duration>
    <meta:editing-cycles>39</meta:editing-cycles>
    <meta:document-statistic meta:object-count="51"/>
  </office:meta>
</office:document-meta>
</file>